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9d738" officeooo:paragraph-rsid="0009d738"/>
    </style:style>
    <style:style style:name="P2" style:family="paragraph" style:parent-style-name="Standard">
      <style:paragraph-properties fo:text-align="center" style:justify-single-word="false"/>
      <style:text-properties officeooo:rsid="0009d738" officeooo:paragraph-rsid="0009d738"/>
    </style:style>
    <style:style style:name="P3" style:family="paragraph" style:parent-style-name="Standard">
      <style:paragraph-properties fo:text-align="center" style:justify-single-word="false"/>
      <style:text-properties fo:font-size="36pt" officeooo:rsid="0009d738" officeooo:paragraph-rsid="0009d738" style:font-size-asian="31.5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28pt" officeooo:rsid="0009d738" officeooo:paragraph-rsid="0009d738" style:font-size-asian="24.5pt" style:font-size-complex="28pt"/>
    </style:style>
    <style:style style:name="P5" style:family="paragraph" style:parent-style-name="Standard">
      <style:paragraph-properties fo:text-align="center" style:justify-single-word="false"/>
      <style:text-properties fo:font-size="22pt" officeooo:rsid="0009d738" officeooo:paragraph-rsid="0009d738" style:font-size-asian="19.25pt" style:font-size-complex="22pt"/>
    </style:style>
    <style:style style:name="P6" style:family="paragraph" style:parent-style-name="Standard">
      <style:paragraph-properties fo:text-align="start" style:justify-single-word="false"/>
      <style:text-properties fo:font-size="22pt" officeooo:rsid="0009d738" officeooo:paragraph-rsid="0009d738" style:font-size-asian="19.25pt" style:font-size-complex="22pt"/>
    </style:style>
    <style:style style:name="P7" style:family="paragraph" style:parent-style-name="Standard">
      <style:paragraph-properties fo:text-align="end" style:justify-single-word="false"/>
      <style:text-properties fo:font-size="16pt" officeooo:rsid="0009d738" officeooo:paragraph-rsid="0009d738" style:font-size-asian="14pt" style:font-size-complex="16pt"/>
    </style:style>
    <style:style style:name="P8" style:family="paragraph" style:parent-style-name="Standard" style:list-style-name="L5">
      <style:paragraph-properties fo:text-align="start" style:justify-single-word="false"/>
      <style:text-properties officeooo:paragraph-rsid="000cd9f3"/>
    </style:style>
    <style:style style:name="P9" style:family="paragraph" style:parent-style-name="Standard">
      <style:paragraph-properties fo:text-align="start" style:justify-single-word="false"/>
      <style:text-properties fo:font-size="11pt" officeooo:rsid="0009d738" officeooo:paragraph-rsid="0009d738" style:font-size-asian="9.60000038146973pt" style:font-size-complex="11pt"/>
    </style:style>
    <style:style style:name="P10" style:family="paragraph" style:parent-style-name="Standard">
      <style:paragraph-properties fo:margin-left="1.251cm" fo:text-align="start" style:justify-single-word="false" fo:text-indent="0cm" style:auto-text-indent="false"/>
      <style:text-properties fo:font-size="11pt" officeooo:rsid="0009d738" officeooo:paragraph-rsid="0009d738" style:font-size-asian="9.60000038146973pt" style:font-size-complex="11pt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1pt" officeooo:rsid="0009d738" officeooo:paragraph-rsid="0009d738" style:font-size-asian="9.60000038146973pt" style:font-size-complex="11pt"/>
    </style:style>
    <style:style style:name="P12" style:family="paragraph" style:parent-style-name="Standard">
      <style:paragraph-properties fo:margin-left="1.251cm" fo:text-align="start" style:justify-single-word="false" fo:text-indent="0cm" style:auto-text-indent="false"/>
      <style:text-properties fo:font-size="11pt" officeooo:rsid="0009d738" officeooo:paragraph-rsid="000b920f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size="11pt" officeooo:rsid="0009d738" officeooo:paragraph-rsid="0014fd1b" style:font-size-asian="9.60000038146973pt" style:font-size-complex="11pt"/>
    </style:style>
    <style:style style:name="P14" style:family="paragraph" style:parent-style-name="Standard">
      <style:paragraph-properties fo:margin-left="1.251cm" fo:text-align="start" style:justify-single-word="false" fo:text-indent="0cm" style:auto-text-indent="false"/>
      <style:text-properties fo:font-size="11pt" officeooo:rsid="000b920f" officeooo:paragraph-rsid="000b920f" style:font-size-asian="9.60000038146973pt" style:font-size-complex="11pt"/>
    </style:style>
    <style:style style:name="P15" style:family="paragraph" style:parent-style-name="Standard">
      <style:paragraph-properties fo:margin-left="0cm" fo:text-align="start" style:justify-single-word="false" fo:text-indent="0cm" style:auto-text-indent="false"/>
      <style:text-properties fo:font-size="11pt" officeooo:rsid="000b920f" officeooo:paragraph-rsid="000b920f" style:font-size-asian="9.60000038146973pt" style:font-size-complex="11pt"/>
    </style:style>
    <style:style style:name="P16" style:family="paragraph" style:parent-style-name="Standard">
      <style:paragraph-properties fo:margin-left="0cm" fo:text-align="start" style:justify-single-word="false" fo:text-indent="0cm" style:auto-text-indent="false"/>
      <style:text-properties fo:font-size="11pt" officeooo:rsid="000cd9f3" officeooo:paragraph-rsid="000cd9f3" style:font-size-asian="9.60000038146973pt" style:font-size-complex="11pt"/>
    </style:style>
    <style:style style:name="P17" style:family="paragraph" style:parent-style-name="Standard" style:list-style-name="L6">
      <style:paragraph-properties fo:text-align="start" style:justify-single-word="false"/>
      <style:text-properties fo:font-size="11pt" officeooo:rsid="000cd9f3" officeooo:paragraph-rsid="000cd9f3" style:font-size-asian="9.60000038146973pt" style:font-size-complex="11pt"/>
    </style:style>
    <style:style style:name="P18" style:family="paragraph" style:parent-style-name="Standard">
      <style:paragraph-properties fo:margin-left="0cm" fo:text-align="start" style:justify-single-word="false" fo:text-indent="0cm" style:auto-text-indent="false"/>
      <style:text-properties fo:font-size="11pt" officeooo:rsid="000e7d06" officeooo:paragraph-rsid="000e7d06" style:font-size-asian="9.60000038146973pt" style:font-size-complex="11pt"/>
    </style:style>
    <style:style style:name="P19" style:family="paragraph" style:parent-style-name="Standard">
      <style:paragraph-properties fo:margin-left="1.251cm" fo:text-align="start" style:justify-single-word="false" fo:text-indent="0cm" style:auto-text-indent="false"/>
      <style:text-properties fo:font-size="11pt" officeooo:rsid="000e7d06" officeooo:paragraph-rsid="000e7d06" style:font-size-asian="9.60000038146973pt" style:font-size-complex="11pt"/>
    </style:style>
    <style:style style:name="P20" style:family="paragraph" style:parent-style-name="Standard">
      <style:paragraph-properties fo:margin-left="0cm" fo:text-align="start" style:justify-single-word="false" fo:text-indent="0cm" style:auto-text-indent="false"/>
      <style:text-properties fo:font-size="11pt" officeooo:rsid="00119d5e" officeooo:paragraph-rsid="00119d5e" style:font-size-asian="9.60000038146973pt" style:font-size-complex="11pt"/>
    </style:style>
    <style:style style:name="P21" style:family="paragraph" style:parent-style-name="Standard" style:list-style-name="L8">
      <style:paragraph-properties fo:text-align="start" style:justify-single-word="false"/>
      <style:text-properties fo:font-size="11pt" officeooo:rsid="00119d5e" officeooo:paragraph-rsid="00119d5e" style:font-size-asian="9.60000038146973pt" style:font-size-complex="11pt"/>
    </style:style>
    <style:style style:name="P22" style:family="paragraph" style:parent-style-name="Standard" style:list-style-name="L8">
      <style:paragraph-properties fo:text-align="start" style:justify-single-word="false"/>
      <style:text-properties fo:font-size="11pt" officeooo:rsid="0013cc43" officeooo:paragraph-rsid="0013cc43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fo:font-size="11pt" officeooo:rsid="0013cc43" officeooo:paragraph-rsid="0013cc43" style:font-size-asian="9.60000038146973pt" style:font-size-complex="11pt"/>
    </style:style>
    <style:style style:name="P24" style:family="paragraph" style:parent-style-name="Standard">
      <style:paragraph-properties fo:margin-left="1.251cm" fo:text-align="start" style:justify-single-word="false" fo:text-indent="0cm" style:auto-text-indent="false"/>
      <style:text-properties fo:font-size="11pt" officeooo:rsid="0013cc43" officeooo:paragraph-rsid="0013cc43" style:font-size-asian="9.60000038146973pt" style:font-size-complex="11pt"/>
    </style:style>
    <style:style style:name="P25" style:family="paragraph" style:parent-style-name="Standard">
      <style:paragraph-properties fo:margin-left="0cm" fo:text-align="start" style:justify-single-word="false" fo:text-indent="0cm" style:auto-text-indent="false"/>
      <style:text-properties fo:font-size="11pt" officeooo:rsid="0013cc43" officeooo:paragraph-rsid="0013cc43" style:font-size-asian="9.60000038146973pt" style:font-size-complex="11pt"/>
    </style:style>
    <style:style style:name="P26" style:family="paragraph" style:parent-style-name="Standard">
      <style:paragraph-properties fo:margin-left="0cm" fo:text-align="start" style:justify-single-word="false" fo:text-indent="0cm" style:auto-text-indent="false"/>
      <style:text-properties fo:font-size="11pt" officeooo:rsid="00166451" officeooo:paragraph-rsid="00166451" style:font-size-asian="9.60000038146973pt" style:font-size-complex="11pt"/>
    </style:style>
    <style:style style:name="P27" style:family="paragraph" style:parent-style-name="Standard" style:list-style-name="L5">
      <style:paragraph-properties fo:text-align="start" style:justify-single-word="false"/>
      <style:text-properties officeooo:rsid="000cd9f3" officeooo:paragraph-rsid="000cd9f3"/>
    </style:style>
    <style:style style:name="T1" style:family="text">
      <style:text-properties officeooo:rsid="000b920f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0cd9f3" style:font-size-asian="9.60000038146973pt" style:font-size-complex="11pt"/>
    </style:style>
    <style:style style:name="T4" style:family="text">
      <style:text-properties officeooo:rsid="000cd9f3"/>
    </style:style>
    <style:style style:name="T5" style:family="text">
      <style:text-properties officeooo:rsid="000fbcc5"/>
    </style:style>
    <style:style style:name="T6" style:family="text">
      <style:text-properties officeooo:rsid="0012985b"/>
    </style:style>
    <style:style style:name="T7" style:family="text">
      <style:text-properties officeooo:rsid="0013cc43"/>
    </style:style>
    <style:style style:name="T8" style:family="text">
      <style:text-properties officeooo:rsid="0014fd1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sztyn, 12.03.2025 r.</text:p>
      <text:p text:style-name="P1">Olsztyn, 19.03.2025 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Sprawozdanie 2</text:p>
      <text:p text:style-name="P4"/>
      <text:p text:style-name="P5">Specyfikacja wymagań.</text:p>
      <text:p text:style-name="P5">Diagram przypadków użycia.</text:p>
      <text:p text:style-name="P5">Tytuł projektu: Park rozrywki</text:p>
      <text:p text:style-name="P5"/>
      <text:p text:style-name="P5"/>
      <text:p text:style-name="P5"/>
      <text:p text:style-name="P5"/>
      <text:p text:style-name="P5"/>
      <text:p text:style-name="P5"/>
      <text:p text:style-name="P7">Autorzy:</text:p>
      <text:p text:style-name="P7">Weronika Szulc</text:p>
      <text:p text:style-name="P7">Aleksandra Szypulska</text:p>
      <text:p text:style-name="P6"/>
      <text:p text:style-name="P9"><text:soft-page-break/>UC 1: Sprzedaż biletów:</text:p>
      <text:p text:style-name="P9"><text:tab/>Atrybuty: aktor inicjujący: Klient</text:p>
      <text:p text:style-name="P9"><text:tab/>W przypadku rozszerzenia: aktorzy: Klient, Sprzedawca</text:p>
      <text:p text:style-name="P9">Główny scenariusz:</text:p>
      <text:list text:style-name="L2">
        <text:list-item>
          <text:p text:style-name="P11">Klient wchodzi na stronę by dokonać zakupu biletu.</text:p>
        </text:list-item>
        <text:list-item>
          <text:p text:style-name="P11">Klient wybiera typ biletu.</text:p>
        </text:list-item>
        <text:list-item>
          <text:p text:style-name="P11">Klient wypełnia formularz z danymi osobowymi umożliwiający identyfikację.</text:p>
        </text:list-item>
        <text:list-item>
          <text:p text:style-name="P11">Klient dokonuje płatności.</text:p>
        </text:list-item>
        <text:list-item>
          <text:p text:style-name="P11">Rezerwacja biletu oraz dane kupującego są rejestrowane w systemie informatycznym.</text:p>
        </text:list-item>
        <text:list-item>
          <text:p text:style-name="P11">Klient dostaje potwierdzenie zakupu wybraną drogą kontaktową.</text:p>
        </text:list-item>
      </text:list>
      <text:p text:style-name="P9"><text:span text:style-name="T4">Alternatywny scenariusz</text:span>:</text:p>
      <text:p text:style-name="P9">1. A. Klient decyduje się na zakup biletu fizycznie</text:p>
      <text:p text:style-name="P10">1. A. 1. <text:span text:style-name="T1">Klient odwiedza wyznaczony punkt zakupu</text:span></text:p>
      <text:p text:style-name="P12"><text:span text:style-name="T1">1. A. 2. Klient </text:span>wybiera typ biletu.</text:p>
      <text:p text:style-name="P14">1. A. 3. Klient dokonuje <text:span text:style-name="T4">płatności</text:span>.</text:p>
      <text:p text:style-name="P14">1. A. 4. Sprzedawca wydaje bilet i potwierdzenie zakupu w postaci rachunku.</text:p>
      <text:p text:style-name="P18">4. A. Płatność zostaje odrzucona</text:p>
      <text:p text:style-name="P19">4. A. 1. System prosi o ponowne uregulowanie opłaty (powrót do 4).</text:p>
      <text:p text:style-name="P15"/>
      <text:p text:style-name="P16">UC 2: Sprzedaż towaru w sklepie z pamiątkami:</text:p>
      <text:p text:style-name="P16"><text:tab/>Atrybuty: aktorzy: Klient, Sprzedawca</text:p>
      <text:p text:style-name="P16">Główny scenariusz:</text:p>
      <text:list text:style-name="L5">
        <text:list-item>
          <text:p text:style-name="P8"><text:span text:style-name="T3">Klient wybiera produkty.</text:span></text:p>
        </text:list-item>
        <text:list-item>
          <text:p text:style-name="P27"><text:span text:style-name="T2">Sprzedawca skanuje produkty.</text:span></text:p>
        </text:list-item>
        <text:list-item>
          <text:p text:style-name="P27"><text:span text:style-name="T2">Klient dokonuje płatności.</text:span></text:p>
        </text:list-item>
        <text:list-item>
          <text:p text:style-name="P27"><text:span text:style-name="T2">Zmiana w zaopatrzeniu zostaje zarejestrowana w systemie.</text:span></text:p>
        </text:list-item>
        <text:list-item>
          <text:p text:style-name="P27"><text:span text:style-name="T2">Sprzedawca wydaje opłacony towar oraz potwierdzenie zakupu.</text:span></text:p>
        </text:list-item>
      </text:list>
      <text:p text:style-name="P18"><text:span text:style-name="T5">3</text:span>. A. Płatność zostaje odrzucona</text:p>
      <text:p text:style-name="P19"><text:span text:style-name="T5">3</text:span><text:span text:style-name="T2">. A. 1. System prosi o ponowne uregulowanie opłaty (powrót do </text:span><text:span text:style-name="T5">3</text:span><text:span text:style-name="T2">).</text:span></text:p>
      <text:p text:style-name="P16"/>
      <text:p text:style-name="P16">UC 3: Sprzedaż wyrobów spożywczych:</text:p>
      <text:p text:style-name="P16"><text:tab/>Atrybuty: aktorzy: Klient, Sprzedawca</text:p>
      <text:p text:style-name="P16">Główny scenariusz:</text:p>
      <text:list text:style-name="L6">
        <text:list-item>
          <text:p text:style-name="P17">Klient dokonuje wyboru produktu spożywczego.</text:p>
        </text:list-item>
        <text:list-item>
          <text:p text:style-name="P17">Sprzedawca wprowadza do systemu odpowiednie dane.</text:p>
        </text:list-item>
        <text:list-item>
          <text:p text:style-name="P17">Klient dokonuje płatności.</text:p>
        </text:list-item>
        <text:list-item>
          <text:p text:style-name="P17">Sprzedawca wydaje potwierdzenie zakupu.</text:p>
        </text:list-item>
        <text:list-item>
          <text:p text:style-name="P17">Sprzedawca przygotowuje zakupione danie.</text:p>
        </text:list-item>
        <text:list-item>
          <text:p text:style-name="P17">Sprzedawca wydaje klientowi jego produkt.</text:p>
        </text:list-item>
      </text:list>
      <text:p text:style-name="P18"><text:span text:style-name="T5">3</text:span>. A. Płatność zostaje odrzucona</text:p>
      <text:p text:style-name="P19"><text:span text:style-name="T5">3</text:span>. A. 1. System prosi o ponowne uregulowanie opłaty (powrót do <text:span text:style-name="T5">3</text:span>).</text:p>
      <text:p text:style-name="P18"/>
      <text:p text:style-name="P20">UC 4: <text:span text:style-name="T6">Dokonywanie zakupu zaopatrzenia:</text:span></text:p>
      <text:p text:style-name="P20"><text:tab/>Atrybuty: aktorzy: Hurtownia, Kierownik Sprzedaży, <text:span text:style-name="T7">Księgowy</text:span></text:p>
      <text:p text:style-name="P20">Główny scenariusz:</text:p>
      <text:list text:style-name="L8">
        <text:list-item>
          <text:p text:style-name="P21">Kierownik <text:span text:style-name="T7">S</text:span>przedaży składa zamówieni<text:span text:style-name="T7">e w Hurtowni.</text:span></text:p>
        </text:list-item>
        <text:list-item>
          <text:p text:style-name="P22">Hurtownia wystawia fakturę.</text:p>
        </text:list-item>
        <text:list-item>
          <text:p text:style-name="P22">Kierownik Sprzedaży zleca Księgowemu opłatę faktury.</text:p>
        </text:list-item>
        <text:list-item>
          <text:p text:style-name="P22">Hurtownia dokonuje dostawy towaru.</text:p>
        </text:list-item>
      </text:list>
      <text:p text:style-name="P13"><text:span text:style-name="T4">Alternatywny scenariusz</text:span>:</text:p>
      <text:p text:style-name="P23">2. A. Hurtownia nie wystawia faktury</text:p>
      <text:p text:style-name="P24">2. A. 1. Kierownik Sprzedaży kontaktuje się z przedstawicielem handlowym Hurtowni <text:span text:style-name="T8">(powrót do 2).</text:span></text:p>
      <text:p text:style-name="P25"/>
      <text:p text:style-name="P26">UC 5: Zakup atrakcji i ich instalacja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5:08:02.344000000</meta:creation-date>
    <dc:date>2025-03-12T16:22:37.654000000</dc:date>
    <meta:editing-duration>PT1H14M32S</meta:editing-duration>
    <meta:editing-cycles>10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59" meta:word-count="330" meta:character-count="2323" meta:non-whitespace-character-count="2068"/>
  </office:meta>
</office:document-meta>
</file>